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2cm" fo:min-width="0.576cm"/>
    </style:style>
    <style:style style:name="gr5" style:family="graphic" style:parent-style-name="objectwithoutfill">
      <style:graphic-properties svg:stroke-color="#0000ff" draw:marker-start="" draw:marker-end="Arrowheads_20_1" draw:fill="none" draw:textarea-vertical-align="middle"/>
    </style:style>
    <style:style style:name="gr6" style:family="graphic" style:parent-style-name="objectwithoutfill">
      <style:graphic-properties svg:stroke-color="#0000ff" draw:marker-end="Arrowheads_20_1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5cm" fo:min-width="0.64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.6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4cm" fo:min-width="6.08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5cm" fo:min-width="0.642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stroke="dash" draw:stroke-dash="Ultrafine_20_2_20_Dots_20_3_20_Dashes" svg:stroke-color="#0000ff" draw:fill="none" draw:textarea-vertical-align="middle"/>
    </style:style>
    <style:style style:name="gr14" style:family="graphic" style:parent-style-name="standard">
      <style:graphic-properties draw:stroke="dash" draw:stroke-dash="Ultrafine_20_2_20_Dots_20_3_20_Dashes" svg:stroke-color="#0000ff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dash" draw:stroke-dash="Ultrafine_20_2_20_Dots_20_3_20_Dashes" svg:stroke-color="#0000ff" draw:fill="none" draw:fill-color="#ffffff" draw:textarea-horizontal-align="left" draw:auto-grow-height="true" draw:auto-grow-width="true" fo:min-height="1.668cm" fo:min-width="0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ff0000"/>
    </style:style>
    <style:style style:name="P6" style:family="paragraph">
      <style:paragraph-properties fo:text-align="center"/>
      <style:text-properties fo:color="#0000ff"/>
    </style:style>
    <style:style style:name="P7" style:family="paragraph">
      <style:paragraph-properties fo:text-align="center"/>
      <style:text-properties fo:color="#0000ff" fo:font-size="16pt" style:font-size-asian="16pt" style:font-size-complex="16pt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6.42cm" svg:y1="1.928cm" svg:x2="6.42cm" svg:y2="18.187cm">
          <text:p/>
        </draw:line>
        <draw:line draw:style-name="gr2" draw:text-style-name="P1" draw:layer="layout" svg:x1="1.4cm" svg:y1="18.186cm" svg:x2="26.475cm" svg:y2="18.186cm">
          <text:p/>
        </draw:line>
        <draw:frame draw:style-name="gr3" draw:text-style-name="P2" draw:layer="layout" svg:width="1.176cm" svg:height="1.2cm" svg:x="5cm" svg:y="1.9cm">
          <draw:text-box>
            <text:p text:style-name="P2">T</text:p>
          </draw:text-box>
        </draw:frame>
        <draw:frame draw:style-name="gr4" draw:text-style-name="P3" draw:layer="layout" svg:width="1.127cm" svg:height="1.272cm" svg:x="25.673cm" svg:y="18.5cm">
          <draw:text-box>
            <text:p text:style-name="P3">S</text:p>
          </draw:text-box>
        </draw:frame>
        <draw:line draw:style-name="gr5" draw:text-style-name="P1" draw:layer="layout" svg:x1="18.839cm" svg:y1="7.922cm" svg:x2="10.509cm" svg:y2="7.922cm">
          <text:p/>
        </draw:line>
        <draw:path draw:style-name="gr6" draw:text-style-name="P1" draw:layer="layout" svg:width="6.925cm" svg:height="4.801cm" draw:transform="skewX (-0.0141371669411541) rotate (-1.67778500994215) translate (15.2908380288105cm 8.36772683227025cm)" svg:viewBox="0 0 6926 4802" svg:d="m0 4802c4213 0 6926-4802 6926-4802">
          <text:p/>
        </draw:path>
        <draw:line draw:style-name="gr6" draw:text-style-name="P1" draw:layer="layout" svg:x1="14.551cm" svg:y1="15.254cm" svg:x2="18.838cm" svg:y2="15.254cm">
          <text:p/>
        </draw:line>
        <draw:frame draw:style-name="gr7" draw:text-style-name="P3" draw:layer="layout" svg:width="0.86cm" svg:height="1.038cm" svg:x="19.04cm" svg:y="15.256cm">
          <draw:text-box>
            <text:p text:style-name="P3">1</text:p>
          </draw:text-box>
        </draw:frame>
        <draw:frame draw:style-name="gr8" draw:text-style-name="P3" draw:layer="layout" svg:width="0.808cm" svg:height="1.343cm" svg:x="18.992cm" svg:y="7.557cm">
          <draw:text-box>
            <text:p text:style-name="P3">2</text:p>
          </draw:text-box>
        </draw:frame>
        <draw:frame draw:style-name="gr9" draw:text-style-name="P3" draw:layer="layout" svg:width="0.733cm" svg:height="1.224cm" svg:x="9.7cm" svg:y="7.076cm">
          <draw:text-box>
            <text:p text:style-name="P3">3</text:p>
          </draw:text-box>
        </draw:frame>
        <draw:frame draw:style-name="gr10" draw:text-style-name="P3" draw:layer="layout" svg:width="0.918cm" svg:height="1.038cm" svg:x="13.651cm" svg:y="15.262cm">
          <draw:text-box>
            <text:p text:style-name="P3">4</text:p>
          </draw:text-box>
        </draw:frame>
        <draw:path draw:style-name="gr11" draw:text-style-name="P1" draw:layer="layout" svg:width="15.045cm" svg:height="7.052cm" draw:transform="skewX (0.160221225333079) rotate (0.702320491002518) translate (0.713996076826341cm 12.0663846903693cm)" svg:viewBox="0 0 15046 7053" svg:d="m0 7053c6812 0 15046-7053 15046-7053">
          <text:p/>
        </draw:path>
        <draw:line draw:style-name="gr6" draw:text-style-name="P1" draw:layer="layout" svg:x1="18.839cm" svg:y1="15.253cm" svg:x2="18.839cm" svg:y2="7.922cm">
          <text:p/>
        </draw:line>
        <draw:path draw:style-name="gr11" draw:text-style-name="P1" draw:layer="layout" svg:width="12.951cm" svg:height="8.51cm" draw:transform="skewX (-0.0167551608191455) rotate (-1.70379041579687) translate (26.469435121403cm 3.33370191405411cm)" svg:viewBox="0 0 12952 8511" svg:d="m0 8511c6763 2 12952-8511 12952-8511">
          <text:p/>
        </draw:path>
        <draw:frame draw:style-name="gr12" draw:text-style-name="P3" draw:layer="layout" svg:width="0.896cm" svg:height="1.038cm" svg:x="3.947cm" svg:y="18.238cm">
          <draw:text-box>
            <text:p text:style-name="P3">7</text:p>
          </draw:text-box>
        </draw:frame>
        <draw:line draw:style-name="gr13" draw:text-style-name="P1" draw:layer="layout" svg:x1="6.481cm" svg:y1="15.3cm" svg:x2="23.8cm" svg:y2="15.2cm">
          <text:p/>
        </draw:line>
        <draw:line draw:style-name="gr13" draw:text-style-name="P1" draw:layer="layout" svg:x1="10.477cm" svg:y1="7.922cm" svg:x2="10.4cm" svg:y2="18.186cm">
          <text:p/>
        </draw:line>
        <draw:frame draw:style-name="gr12" draw:text-style-name="P3" draw:layer="layout" svg:width="1.163cm" svg:height="1.271cm" svg:x="5.2cm" svg:y="7.3cm">
          <draw:text-box>
            <text:p text:style-name="P3">T<text:span text:style-name="T1">2</text:span></text:p>
          </draw:text-box>
        </draw:frame>
        <draw:frame draw:style-name="gr12" draw:text-style-name="P3" draw:layer="layout" svg:width="1.163cm" svg:height="1.271cm" svg:x="5.201cm" svg:y="14.301cm">
          <draw:text-box>
            <text:p text:style-name="P3">T<text:span text:style-name="T1">1</text:span></text:p>
          </draw:text-box>
        </draw:frame>
        <draw:line draw:style-name="gr13" draw:text-style-name="P1" draw:layer="layout" svg:x1="6.8cm" svg:y1="15.3cm" svg:x2="6.8cm" svg:y2="18.186cm">
          <text:p/>
        </draw:line>
        <draw:frame draw:style-name="gr12" draw:text-style-name="P3" draw:layer="layout" svg:width="1.052cm" svg:height="1.038cm" svg:x="6.348cm" svg:y="18.462cm">
          <draw:text-box>
            <text:p text:style-name="P3">O</text:p>
          </draw:text-box>
        </draw:frame>
        <draw:frame draw:style-name="gr12" draw:text-style-name="P3" draw:layer="layout" svg:width="0.896cm" svg:height="1.038cm" svg:x="6.364cm" svg:y="14.216cm">
          <draw:text-box>
            <text:p text:style-name="P3">5</text:p>
          </draw:text-box>
        </draw:frame>
        <draw:frame draw:style-name="gr12" draw:text-style-name="P3" draw:layer="layout" svg:width="0.896cm" svg:height="1.038cm" svg:x="9.564cm" svg:y="14.216cm">
          <draw:text-box>
            <text:p text:style-name="P3">6</text:p>
          </draw:text-box>
        </draw:frame>
        <draw:frame draw:style-name="gr12" draw:text-style-name="P3" draw:layer="layout" svg:width="0.896cm" svg:height="1.038cm" svg:x="6.364cm" svg:y="14.216cm">
          <draw:text-box>
            <text:p text:style-name="P3">5</text:p>
          </draw:text-box>
        </draw:frame>
        <draw:frame draw:style-name="gr12" draw:text-style-name="P3" draw:layer="layout" svg:width="0.896cm" svg:height="1.038cm" svg:x="9.9cm" svg:y="18.162cm">
          <draw:text-box>
            <text:p text:style-name="P3">8</text:p>
          </draw:text-box>
        </draw:frame>
        <draw:frame draw:style-name="gr12" draw:text-style-name="P3" draw:layer="layout" svg:width="0.896cm" svg:height="1.038cm" svg:x="14.181cm" svg:y="18.22cm">
          <draw:text-box>
            <text:p text:style-name="P3">9</text:p>
          </draw:text-box>
        </draw:frame>
        <draw:line draw:style-name="gr13" draw:text-style-name="P1" draw:layer="layout" svg:x1="14.451cm" svg:y1="15.3cm" svg:x2="14.5cm" svg:y2="18.22cm">
          <text:p/>
        </draw:line>
        <draw:line draw:style-name="gr13" draw:text-style-name="P1" draw:layer="layout" svg:x1="18.851cm" svg:y1="15.299cm" svg:x2="18.9cm" svg:y2="18.219cm">
          <text:p/>
        </draw:line>
        <draw:frame draw:style-name="gr12" draw:text-style-name="P3" draw:layer="layout" svg:width="1.289cm" svg:height="1.038cm" svg:x="18.381cm" svg:y="18.22cm">
          <draw:text-box>
            <text:p text:style-name="P3">10</text:p>
          </draw:text-box>
        </draw:frame>
        <draw:line draw:style-name="gr13" draw:text-style-name="P1" draw:layer="layout" svg:x1="10.509cm" svg:y1="7.922cm" svg:x2="6.363cm" svg:y2="7.922cm">
          <text:p/>
        </draw:line>
        <draw:frame draw:style-name="gr12" draw:text-style-name="P4" draw:layer="layout" svg:width="20.382cm" svg:height="1.038cm" svg:x="3.5cm" svg:y="0.638cm">
          <draw:text-box>
            <text:p text:style-name="P4">(a) Dry and saturated vapour at the end of the compression</text:p>
          </draw:text-box>
        </draw:frame>
        <draw:frame draw:style-name="gr12" draw:text-style-name="P5" draw:layer="layout" svg:width="3.558cm" svg:height="0.962cm" draw:transform="rotate (0.800757060814998) translate (3.4cm 17.73cm)">
          <draw:text-box>
            <text:p text:style-name="P5">Liquid Line</text:p>
          </draw:text-box>
        </draw:frame>
        <draw:frame draw:style-name="gr12" draw:text-style-name="P5" draw:layer="layout" svg:width="4.761cm" svg:height="0.962cm" draw:transform="rotate (-0.870744763819971) translate (22.333cm 11.6cm)">
          <draw:text-box>
            <text:p text:style-name="P5">Saturation Line</text:p>
          </draw:text-box>
        </draw:frame>
        <draw:frame draw:style-name="gr12" draw:text-style-name="P5" draw:layer="layout" svg:width="4.265cm" svg:height="0.962cm" svg:x="12.735cm" svg:y="7cm">
          <draw:text-box>
            <text:p text:style-name="P5">condensation</text:p>
          </draw:text-box>
        </draw:frame>
        <draw:frame draw:style-name="gr12" draw:text-style-name="P5" draw:layer="layout" svg:width="3.385cm" svg:height="0.962cm" draw:transform="rotate (-1.00478605037314) translate (11.385cm 10.2cm)">
          <draw:text-box>
            <text:p text:style-name="P5">expansion</text:p>
          </draw:text-box>
        </draw:frame>
        <draw:frame draw:style-name="gr12" draw:text-style-name="P5" draw:layer="layout" svg:width="4.232cm" svg:height="0.962cm" draw:transform="rotate (1.57638138040128) translate (17.877cm 13.2cm)">
          <draw:text-box>
            <text:p text:style-name="P5">Compression</text:p>
          </draw:text-box>
        </draw:frame>
        <draw:frame draw:style-name="gr12" draw:text-style-name="P5" draw:layer="layout" svg:width="3.808cm" svg:height="0.962cm" svg:x="14.682cm" svg:y="14.338cm">
          <draw:text-box>
            <text:p text:style-name="P5">evaporation</text:p>
          </draw:text-box>
        </draw:frame>
        <draw:frame draw:style-name="gr14" draw:text-style-name="P6" draw:layer="layout" svg:width="3.952cm" svg:height="1.673cm" svg:x="13.048cm" svg:y="10.3cm">
          <draw:text-box>
            <text:p text:style-name="P6">Compressor</text:p>
            <text:p text:style-name="P6">Work (W)</text:p>
          </draw:text-box>
        </draw:frame>
        <draw:frame draw:style-name="gr15" draw:text-style-name="P7" draw:layer="layout" svg:width="3.728cm" svg:height="2.318cm" svg:x="14.872cm" svg:y="15.6cm">
          <draw:text-box>
            <text:p text:style-name="P7">Net</text:p>
            <text:p text:style-name="P7">Refrigerating</text:p>
            <text:p text:style-name="P7">Effect (R<text:span text:style-name="T1">n</text:span>)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09T19:55:17</meta:creation-date>
    <dc:date>2013-04-10T11:59:10</dc:date>
    <dc:creator>Jefferson Gomes</dc:creator>
    <meta:editing-duration>PT15H51M17S</meta:editing-duration>
    <meta:editing-cycles>6</meta:editing-cycles>
    <meta:generator>LibreOffice/3.5$Linux_X86_64 LibreOffice_project/350m1$Build-2</meta:generator>
    <meta:document-statistic meta:object-count="62"/>
  </office:meta>
</office:document-meta>
</file>